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96103" officeooo:paragraph-rsid="001961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: The C Programming Languag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8:46:30.102191685</meta:creation-date>
    <dc:date>2016-09-01T20:05:00.129517655</dc:date>
    <meta:editing-duration>PT1H18M39S</meta:editing-duration>
    <meta:editing-cycles>1</meta:editing-cycles>
    <meta:document-statistic meta:table-count="0" meta:image-count="0" meta:object-count="0" meta:page-count="1" meta:paragraph-count="1" meta:word-count="5" meta:character-count="33" meta:non-whitespace-character-count="29"/>
    <meta:generator>LibreOffice/5.0.0.5$Linux_X86_64 LibreOffice_project/00$Build-5</meta:generator>
  </office:meta>
</office:document-meta>
</file>